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13b276f" officeooo:paragraph-rsid="013b276f"/>
    </style:style>
    <style:style style:name="P2" style:family="paragraph" style:parent-style-name="Text_20_body">
      <style:paragraph-properties fo:text-align="center" style:justify-single-word="false"/>
      <style:text-properties officeooo:rsid="013b276f" officeooo:paragraph-rsid="013b276f"/>
    </style:style>
    <style:style style:name="P3" style:family="paragraph" style:parent-style-name="Text_20_body">
      <style:text-properties officeooo:paragraph-rsid="013b276f"/>
    </style:style>
    <style:style style:name="P4" style:family="paragraph" style:parent-style-name="Text_20_body">
      <style:text-properties officeooo:paragraph-rsid="013d1b14"/>
    </style:style>
    <style:style style:name="P5" style:family="paragraph" style:parent-style-name="Text_20_body">
      <style:text-properties officeooo:paragraph-rsid="0142c0dd"/>
    </style:style>
    <style:style style:name="T1" style:family="text">
      <style:text-properties fo:color="#000000" officeooo:rsid="013d1b14" fo:background-color="transparent" loext:char-shading-value="0"/>
    </style:style>
    <style:style style:name="T2" style:family="text">
      <style:text-properties fo:color="#000000" officeooo:rsid="013f46e6" fo:background-color="transparent" loext:char-shading-value="0"/>
    </style:style>
    <style:style style:name="T3" style:family="text">
      <style:text-properties fo:color="#000000" officeooo:rsid="014089a7" fo:background-color="transparent" loext:char-shading-value="0"/>
    </style:style>
    <style:style style:name="T4" style:family="text">
      <style:text-properties fo:color="#000000" officeooo:rsid="0142c0dd" fo:background-color="transparent" loext:char-shading-value="0"/>
    </style:style>
    <style:style style:name="T5" style:family="text">
      <style:text-properties fo:color="#ffffff" fo:font-size="20pt" fo:font-weight="bold" officeooo:rsid="00b3f05b" fo:background-color="transparent" loext:char-shading-value="0"/>
    </style:style>
    <style:style style:name="T6" style:family="text">
      <style:text-properties fo:color="#ffffff" fo:font-size="20pt" fo:font-weight="bold" officeooo:rsid="013b276f" fo:background-color="transparent" loext:char-shading-value="0"/>
    </style:style>
    <style:style style:name="T7" style:family="text">
      <style:text-properties officeooo:rsid="013b276f"/>
    </style:style>
    <style:style style:name="T8" style:family="text">
      <style:text-properties officeooo:rsid="013c6867"/>
    </style:style>
    <style:style style:name="T9" style:family="text">
      <style:text-properties officeooo:rsid="013d1b14"/>
    </style:style>
    <style:style style:name="T10" style:family="text">
      <style:text-properties fo:font-style="italic" style:font-style-asian="italic" style:font-style-complex="italic"/>
    </style:style>
    <style:style style:name="T11" style:family="text">
      <style:text-properties officeooo:rsid="013f46e6"/>
    </style:style>
    <style:style style:name="T12" style:family="text">
      <style:text-properties officeooo:rsid="014089a7"/>
    </style:style>
    <style:style style:name="T13" style:family="text">
      <style:text-properties fo:font-style="normal" style:font-style-asian="normal" style:font-style-complex="normal"/>
    </style:style>
    <style:style style:name="T14" style:family="text">
      <style:text-properties fo:font-style="normal" officeooo:rsid="0141fcd5" style:font-style-asian="normal" style:font-style-complex="normal"/>
    </style:style>
    <style:style style:name="T15" style:family="text">
      <style:text-properties officeooo:rsid="0142c0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ítulo_20_do_20_relatório">REO<text:span text:style-name="T6">7</text:span> – <text:span text:style-name="T5">Atividade </text:span><text:span text:style-name="T6">2</text:span></text:p>
      <text:p text:style-name="Autor_20_Cabeçalho">Pedro Antônio de Souza – 201810557</text:p>
      <text:p text:style-name="P3"><text:span text:style-name="T7"><text:tab/>A geração do código intermediário é um processo não é obrigatório e, quando é </text:span><text:span text:style-name="T11">implementado</text:span><text:span text:style-name="T7">, </text:span><text:span text:style-name="T2">deve ser</text:span><text:span text:style-name="T7"> </text:span><text:span text:style-name="T2">executado</text:span><text:span text:style-name="T7"> logo após a análise semântica. Embora não seja obrigatória, a geração do código intermediário é realizada na maior parte dos compiladores visando otimizar o código-fonte recebido do usuário </text:span><text:span text:style-name="T12">antes de transformá-lo em código de máquina</text:span><text:span text:style-name="T7">. </text:span><text:span text:style-name="T3">Dentre outras</text:span><text:span text:style-name="T7"> otimizaçõ</text:span><text:span text:style-name="T12">es,</text:span><text:span text:style-name="T7"> pode</text:span><text:span text:style-name="T12">mos</text:span><text:span text:style-name="T7"> </text:span><text:span text:style-name="T3">apontar</text:span><text:span text:style-name="T7"> a eliminação de partes não alcançáveis do código (como código logo após o retorno dentro de uma função) </text:span><text:span text:style-name="T12">e</text:span><text:span text:style-name="T7"> </text:span><text:span text:style-name="T3">remoção de </text:span><text:span text:style-name="T7">redundâncias (operações que são efetuadas várias vezes). </text:span></text:p>
      <text:p text:style-name="P1"><text:tab/>Os produtos do analisador sintático que não contêm erros verificados pelo analisador semântico são utilizados para gerar o código intermediário. Esse novo código com instruções simplificadas é escrito em uma linguagem interposta entre o alto nível e o baixo nível, o que faz todo sentido, já que essa etapa da compilação está entre o <text:span text:style-name="T10">front-end</text:span> e o <text:span text:style-name="T10">back-end</text:span><text:span text:style-name="T13"> </text:span><text:span text:style-name="T14">do compilador</text:span>.</text:p>
      <text:p text:style-name="P1"><text:tab/>Utilizar códigos de três endereços é uma das técnicas utilizadas para implementar um gerador de código intermediário que simplifica e padroniza instruções. Em uma linguagem imperativa, sempre pode haver uma variável que armazena o resultado de uma operação entre outras duas variáveis. Os três endereços são referentes justamente às três variáveis citadas anteriormente. Sabendo que no código de três endereços pode haver no máximo um operador do lado direito de uma instrução, é comum a criação de variáveis temporárias no código intermediário. Deste modo, uma instrução <text:span text:style-name="Código_20_no_20_corpo_20_do_20_texto">x + y*z</text:span> <text:span text:style-name="T15">presente no código fonte </text:span>deve ser simplificada para:</text:p>
      <text:p text:style-name="P2"><text:span text:style-name="Código_20_no_20_corpo_20_do_20_texto">t1 = y*z</text:span></text:p>
      <text:p text:style-name="P2"><text:span text:style-name="Código_20_no_20_corpo_20_do_20_texto">t2 = x + t1</text:span></text:p>
      <text:p text:style-name="P4"><text:span text:style-name="T7">onde </text:span><text:span text:style-name="Código_20_no_20_corpo_20_do_20_texto"><text:span text:style-name="T7">t1</text:span></text:span><text:span text:style-name="T7"> e </text:span><text:span text:style-name="Código_20_no_20_corpo_20_do_20_texto"><text:span text:style-name="T7">t2</text:span></text:span><text:span text:style-name="T7"> são variáveis temporárias </text:span><text:span text:style-name="T8">criadas na etapa de geração de código intermediário</text:span><text:span text:style-name="T7">. </text:span><text:span text:style-name="T8">Com o código simplificado, a tarefa de encontrar redundâncias, </text:span><text:span text:style-name="T1">e</text:span><text:span text:style-name="T9"> outras otimizações,</text:span><text:span text:style-name="T8"> é facilitada </text:span><text:span text:style-name="T9">radicalmente.</text:span><text:span text:style-name="T8"> </text:span></text:p>
      <text:p text:style-name="P5"><text:span text:style-name="T7"><text:tab/>O código de três endereços, nada mais é do que a representação linear de uma árvore sintática. </text:span><text:span text:style-name="T4">Assim, infere-se</text:span><text:span text:style-name="T7"> que a </text:span><text:span text:style-name="T4">geração</text:span><text:span text:style-name="T7"> desse código pode ser paralelizada à etapa de análise sintática, otimizando ainda mais o compilad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left="0cm" fo:margin-right="0cm" fo:margin-top="0cm" fo:margin-bottom="0.3cm" loext:contextual-spacing="false" fo:line-height="115%" fo:text-align="justify" style:justify-single-word="false" fo:text-indent="0cm" style:auto-text-indent="false" style:page-number="auto"/>
      <style:text-properties fo:background-color="transparent"/>
    </style:style>
    <style:style style:name="List" style:family="paragraph" style:hidden="true"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ohit Devanagari1" style:font-family-complex="'Lohit Devanagari'"/>
    </style:style>
    <style:style style:name="Signature" style:family="paragraph" style:hidden="true" style:parent-style-name="Standard" style:class="text">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rame_20_contents" style:display-name="Frame contents" style:family="paragraph" style:hidden="true"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igure" style:family="paragraph" style:hidden="true" style:parent-style-name="Caption" style:class="extra"/>
    <style:style style:name="Illustration" style:family="paragraph" style:hidden="true" style:parent-style-name="Caption" style:class="extra"/>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Drawing" style:family="paragraph" style:hidden="true" style:parent-style-name="Caption" style:class="extra"/>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hidden="true" style:parent-style-name="Caption" style:class="extra"/>
    <style:style style:name="Text" style:family="paragraph" style:hidden="true" style:parent-style-name="Caption" style:class="extra"/>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s_20_personalizados" style:display-name="Títulos personalizados" style:family="paragraph" style:parent-style-name="Estilo_20_personalizado" style:next-style-name="Text_20_body">
      <style:text-properties fo:font-weight="bold"/>
    </style:style>
    <style:style style:name="Estilo_20_personalizado" style:display-name="Estilo personalizado" style:family="paragraph">
      <style:text-properties fo:color="#000000"/>
    </style:style>
    <style:style style:name="Título_20_do_20_relatório" style:display-name="Título do relatório" style:family="paragraph" style:parent-style-name="Títulos_20_personalizados" style:master-page-name="">
      <loext:graphic-properties draw:fill="solid" draw:fill-color="#000000"/>
      <style:paragraph-properties fo:margin-left="0cm" fo:margin-right="0cm" fo:text-indent="0cm" style:auto-text-indent="false" style:page-number="auto" fo:background-color="#000000" fo:padding="0.101cm" fo:border="none">
        <style:tab-stops/>
      </style:paragraph-properties>
      <style:text-properties fo:color="#ffffff" fo:font-size="20pt" fo:background-color="transparent"/>
    </style:style>
    <style:style style:name="Autor_20_Cabeçalho" style:display-name="Autor Cabeçalho" style:family="paragraph" style:parent-style-name="Corpo">
      <style:text-properties fo:font-size="11pt" fo:font-style="italic"/>
    </style:style>
    <style:style style:name="Título_20_Seção" style:display-name="Título Seção" style:family="paragraph" style:parent-style-name="Títulos_20_personalizados" style:master-page-name="">
      <style:paragraph-properties fo:margin-left="-2cm" fo:margin-right="0cm" fo:margin-top="0.7cm" fo:margin-bottom="0.199cm" loext:contextual-spacing="false" fo:text-indent="0cm" style:auto-text-indent="false" style:page-number="auto" fo:padding-left="2cm" fo:padding-right="0cm" fo:padding-top="0cm" fo:padding-bottom="0cm" fo:border="none">
        <style:tab-stops/>
      </style:paragraph-properties>
      <style:text-properties fo:text-transform="uppercase" fo:background-color="#cccccc"/>
    </style:style>
    <style:style style:name="Tópicos" style:family="paragraph" style:parent-style-name="Estilo_20_personalizado" style:default-outline-level="2" style:list-style-name="List_20_1">
      <style:paragraph-properties>
        <style:tab-stops/>
      </style:paragraph-properties>
    </style:style>
    <style:style style:name="Corpo" style:family="paragraph" style:parent-style-name="Estilo_20_personalizado" style:master-page-name="">
      <style:paragraph-properties fo:margin-top="0cm" fo:margin-bottom="0.3cm" loext:contextual-spacing="false" fo:line-height="115%" fo:text-align="justify" style:justify-single-word="false" style:page-number="auto">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staque" style:family="text">
      <style:text-properties fo:color="#a7074b"/>
    </style:style>
    <style:style style:name="Destaque_20_Forte" style:display-name="Destaque Forte" style:family="text" style:parent-style-name="Destaque">
      <style:text-properties fo:font-weight="bold"/>
    </style:style>
    <style:style style:name="Palavra_20_especial" style:display-name="Palavra especial" style:family="text">
      <style:text-properties fo:font-style="italic"/>
    </style:style>
    <style:style style:name="Código" style:family="text">
      <style:text-properties style:font-name="Liberation Mono1" fo:font-family="'Liberation Mono'" style:font-style-name="Regular" style:font-family-generic="modern" style:font-pitch="fixed" fo:font-size="10pt"/>
    </style:style>
    <style:style style:name="Código_20_no_20_corpo_20_do_20_texto" style:display-name="Código no corpo do texto" style:family="text" style:parent-style-name="Código">
      <style:text-properties fo:color="#000000" fo:font-size="10pt" fo:background-color="#dddddd"/>
    </style:style>
    <style:style style:name="Corpo" style:family="text">
      <style:text-properties style:font-name="Liberation Serif1" fo:font-family="'Liberation Serif'" style:font-style-name="Regular" style:font-family-generic="roman" style:font-pitch="variable" fo:background-color="transparent"/>
    </style:style>
    <style:style style:name="Comentário_20_Código" style:display-name="Comentário Código" style:family="text" style:parent-style-name="Código">
      <style:text-properties fo:color="#808080" fo:font-style="italic"/>
    </style:style>
    <style:style style:name="Sem_20_título1" style:display-name="Sem título1" style:family="text" style:parent-style-name="Código">
      <style:text-properties fo:font-size="10pt"/>
    </style:style>
    <style:style style:name="Sem_20_título2" style:display-name="Sem título2" style:family="text" style:parent-style-name="Código_20_no_20_corpo_20_do_20_texto">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4cm" fo:text-indent="-10.389cm" fo:margin-left="10.389cm"/>
        </style:list-level-properties>
        <style:text-properties style:font-name="OpenSymbol"/>
      </text:list-level-style-bullet>
      <text:list-level-style-bullet text:level="2" text:style-name="Numbering_20_Symbols" text:bullet-char="•">
        <style:list-level-properties text:list-level-position-and-space-mode="label-alignment" fo:text-align="center">
          <style:list-level-label-alignment text:label-followed-by="space" fo:text-indent="-18.399cm" fo:margin-left="20.8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3T16:40:29.928421003</meta:creation-date>
    <dc:date>2020-08-20T07:40:18.700842508</dc:date>
    <meta:editing-duration>PT1H1M21S</meta:editing-duration>
    <meta:editing-cycles>42</meta:editing-cycles>
    <meta:generator>LibreOffice/6.4.4.2$Linux_X86_64 LibreOffice_project/40$Build-2</meta:generator>
    <meta:document-statistic meta:table-count="0" meta:image-count="0" meta:object-count="0" meta:page-count="1" meta:paragraph-count="9" meta:word-count="326" meta:character-count="2071" meta:non-whitespace-character-count="1746"/>
  </office:meta>
</office:document-meta>
</file>